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24pt" fo:font-weight="bold" officeooo:rsid="001a7680" officeooo:paragraph-rsid="001a7680" style:font-size-asian="21pt" style:font-weight-asian="bold" style:font-size-complex="24pt" style:font-weight-complex="bold"/>
    </style:style>
    <style:style style:name="P2" style:family="paragraph" style:parent-style-name="Standard">
      <style:text-properties fo:font-size="24pt" officeooo:rsid="001a7680" officeooo:paragraph-rsid="001a7680" style:font-size-asian="21pt" style:font-size-complex="24pt"/>
    </style:style>
    <style:style style:name="P3" style:family="paragraph" style:parent-style-name="Standard">
      <style:text-properties fo:font-size="20pt" fo:font-weight="bold" officeooo:rsid="001a7680" officeooo:paragraph-rsid="001a7680" style:font-size-asian="17.5pt" style:font-weight-asian="bold" style:font-size-complex="20pt" style:font-weight-complex="bold"/>
    </style:style>
    <style:style style:name="P4" style:family="paragraph" style:parent-style-name="Standard">
      <style:text-properties fo:font-size="20pt" officeooo:rsid="001a7680" officeooo:paragraph-rsid="001a7680" style:font-size-asian="17.5pt" style:font-size-complex="20pt"/>
    </style:style>
    <style:style style:name="P5" style:family="paragraph" style:parent-style-name="Standard">
      <style:text-properties fo:font-size="16pt" style:text-underline-style="solid" style:text-underline-width="auto" style:text-underline-color="font-color" officeooo:rsid="001a7680" officeooo:paragraph-rsid="001a7680" style:font-size-asian="14pt" style:font-size-complex="16pt"/>
    </style:style>
    <style:style style:name="P6" style:family="paragraph" style:parent-style-name="Standard">
      <style:text-properties fo:font-size="16pt" officeooo:rsid="001a7680" officeooo:paragraph-rsid="001a7680" style:font-size-asian="14pt" style:font-size-complex="16pt"/>
    </style:style>
    <style:style style:name="P7" style:family="paragraph" style:parent-style-name="Standard">
      <style:text-properties fo:font-size="12pt" officeooo:rsid="001a7680" officeooo:paragraph-rsid="001a7680" style:font-size-asian="10.5pt" style:font-size-complex="12pt"/>
    </style:style>
    <style:style style:name="P8" style:family="paragraph" style:parent-style-name="Standard">
      <style:text-properties fo:font-size="12pt" officeooo:rsid="001a7a14" officeooo:paragraph-rsid="001a7a14" style:font-size-asian="10.5pt" style:font-size-complex="12pt"/>
    </style:style>
    <style:style style:name="P9" style:family="paragraph" style:parent-style-name="Standard">
      <style:text-properties fo:font-size="12pt" officeooo:rsid="001aeb37" officeooo:paragraph-rsid="001aeb37" style:font-size-asian="10.5pt" style:font-size-complex="12pt"/>
    </style:style>
    <style:style style:name="P10" style:family="paragraph" style:parent-style-name="Standard">
      <style:text-properties fo:font-size="12pt" officeooo:rsid="001a7680" officeooo:paragraph-rsid="001a7680" style:font-size-asian="12pt" style:font-size-complex="12pt"/>
    </style:style>
    <style:style style:name="P11" style:family="paragraph" style:parent-style-name="Standard">
      <style:text-properties fo:font-size="12pt" officeooo:rsid="001a7680" officeooo:paragraph-rsid="001aeb37" style:font-size-asian="12pt" style:font-size-complex="12pt"/>
    </style:style>
    <style:style style:name="P12" style:family="paragraph" style:parent-style-name="Standard">
      <style:text-properties fo:font-size="12pt" fo:language="en" fo:country="GB" officeooo:rsid="001aeb37" officeooo:paragraph-rsid="001aeb37" style:font-size-asian="12pt" style:font-size-complex="12pt"/>
    </style:style>
    <style:style style:name="P13" style:family="paragraph" style:parent-style-name="Standard">
      <style:text-properties fo:font-size="12pt" fo:language="en" fo:country="GB" officeooo:rsid="001b2b9c" officeooo:paragraph-rsid="001b2b9c" style:font-size-asian="12pt" style:font-size-complex="12pt"/>
    </style:style>
    <style:style style:name="P14" style:family="paragraph" style:parent-style-name="Standard">
      <style:text-properties fo:font-size="12pt" style:text-underline-style="none" officeooo:rsid="001a7680" officeooo:paragraph-rsid="001a7680" style:font-size-asian="10.5pt" style:font-size-complex="12pt"/>
    </style:style>
    <style:style style:name="P15" style:family="paragraph" style:parent-style-name="Standard">
      <style:text-properties fo:font-size="12pt" fo:language="en" fo:country="GB" style:text-underline-style="none" officeooo:rsid="001be594" officeooo:paragraph-rsid="001be594" style:font-size-asian="10.5pt" style:font-size-complex="12pt"/>
    </style:style>
    <style:style style:name="P16" style:family="paragraph" style:parent-style-name="Standard">
      <style:text-properties fo:font-size="12pt" fo:language="en" fo:country="GB" officeooo:rsid="001dbdd2" officeooo:paragraph-rsid="001dbdd2" style:font-size-asian="10.5pt" style:font-size-complex="12pt"/>
    </style:style>
    <style:style style:name="P17" style:family="paragraph" style:parent-style-name="Standard">
      <style:text-properties fo:font-size="12pt" fo:language="en" fo:country="GB" officeooo:rsid="001fbb63" officeooo:paragraph-rsid="001a7680" style:font-size-asian="10.5pt" style:font-size-complex="12pt"/>
    </style:style>
    <style:style style:name="P18" style:family="paragraph" style:parent-style-name="Standard">
      <style:text-properties fo:font-size="12pt" fo:language="en" fo:country="GB" officeooo:rsid="00208947" officeooo:paragraph-rsid="00208947" style:font-size-asian="10.5pt" style:font-size-complex="12pt"/>
    </style:style>
    <style:style style:name="P19" style:family="paragraph" style:parent-style-name="Standard">
      <style:text-properties fo:font-size="16pt" style:text-underline-style="solid" style:text-underline-width="auto" style:text-underline-color="font-color" officeooo:rsid="001a7680" officeooo:paragraph-rsid="001a7a14" style:font-size-asian="14pt" style:font-size-complex="16pt"/>
    </style:style>
    <style:style style:name="P20" style:family="paragraph" style:parent-style-name="Standard">
      <style:text-properties fo:font-size="16pt" officeooo:rsid="001a7680" officeooo:paragraph-rsid="001a7a14" style:font-size-asian="14pt" style:font-size-complex="16pt"/>
    </style:style>
    <style:style style:name="P21" style:family="paragraph" style:parent-style-name="Standard">
      <style:text-properties fo:font-size="12pt" officeooo:rsid="001a7680" officeooo:paragraph-rsid="001a7a14" style:font-size-asian="10.5pt" style:font-size-complex="12pt"/>
    </style:style>
    <style:style style:name="P22" style:family="paragraph" style:parent-style-name="Standard">
      <style:text-properties fo:font-size="12pt" officeooo:rsid="0021be2b" officeooo:paragraph-rsid="0021be2b" style:font-size-asian="10.5pt" style:font-size-complex="12pt"/>
    </style:style>
    <style:style style:name="P23" style:family="paragraph" style:parent-style-name="Standard">
      <style:text-properties fo:font-size="12pt" officeooo:rsid="002391f0" officeooo:paragraph-rsid="002391f0" style:font-size-asian="10.5pt" style:font-size-complex="12pt"/>
    </style:style>
    <style:style style:name="P24" style:family="paragraph" style:parent-style-name="Standard">
      <style:text-properties fo:font-size="16pt" style:text-underline-style="solid" style:text-underline-width="auto" style:text-underline-color="font-color" officeooo:rsid="001a7a14" officeooo:paragraph-rsid="001a7a14" style:font-size-asian="14pt" style:font-size-complex="16pt"/>
    </style:style>
    <style:style style:name="P25" style:family="paragraph" style:parent-style-name="Standard">
      <style:text-properties fo:font-size="16pt" officeooo:rsid="001a7a14" officeooo:paragraph-rsid="001a7a14" style:font-size-asian="14pt" style:font-size-complex="16pt"/>
    </style:style>
    <style:style style:name="T1" style:family="text">
      <style:text-properties officeooo:rsid="001a7a14"/>
    </style:style>
    <style:style style:name="T2" style:family="text">
      <style:text-properties officeooo:rsid="001aeb37"/>
    </style:style>
    <style:style style:name="T3" style:family="text">
      <style:text-properties fo:language="en" fo:country="GB" officeooo:rsid="001aeb37"/>
    </style:style>
    <style:style style:name="T4" style:family="text">
      <style:text-properties officeooo:rsid="001b2b9c"/>
    </style:style>
    <style:style style:name="T5" style:family="text">
      <style:text-properties fo:language="en" fo:country="GB" officeooo:rsid="001dbdd2"/>
    </style:style>
    <style:style style:name="T6" style:family="text">
      <style:text-properties officeooo:rsid="001fbb63"/>
    </style:style>
    <style:style style:name="T7" style:family="text">
      <style:text-properties fo:language="en" fo:country="GB" officeooo:rsid="001fbb63"/>
    </style:style>
    <style:style style:name="T8" style:family="text">
      <style:text-properties officeooo:rsid="00208947"/>
    </style:style>
    <style:style style:name="T9" style:family="text">
      <style:text-properties officeooo:rsid="00211d15"/>
    </style:style>
    <style:style style:name="T10" style:family="text">
      <style:text-properties officeooo:rsid="0021be2b"/>
    </style:style>
    <style:style style:name="T11" style:family="text">
      <style:text-properties officeooo:rsid="002391f0"/>
    </style:style>
    <style:style style:name="T12" style:family="text">
      <style:text-properties officeooo:rsid="00241dc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reeCodeCamp Semantic HTML Notes</text:p>
      <text:p text:style-name="P2"/>
      <text:p text:style-name="P3">1. Importance of Semantic HTML</text:p>
      <text:p text:style-name="P4"/>
      <text:p text:style-name="P5">1.1 Why Care about Semantic Elements</text:p>
      <text:p text:style-name="P6"/>
      <text:p text:style-name="P7">In HTML <text:span text:style-name="T1">elements have semantic meanings</text:span></text:p>
      <text:p text:style-name="P8">Semantic meaning of an element refers to what special information that element conveys</text:p>
      <text:p text:style-name="P8"/>
      <text:p text:style-name="P8">E.g. p element is for paragraph of text</text:p>
      <text:p text:style-name="P8"/>
      <text:p text:style-name="P8">However div has no semantic meanings</text:p>
      <text:p text:style-name="P8"/>
      <text:p text:style-name="P8">Using proper semantic HTML ensures best experience for users using screen readers and other assistive technology.</text:p>
      <text:p text:style-name="P9">Can improve search rankings referred to as SEO or search engine optimization</text:p>
      <text:p text:style-name="P9">Improves developmental experience by knowing where things are contained</text:p>
      <text:p text:style-name="P8"/>
      <text:p text:style-name="P8"/>
      <text:p text:style-name="P5">1.2 Good Structural Hierarchy</text:p>
      <text:p text:style-name="P6"/>
      <text:p text:style-name="P10"><text:span text:style-name="T2">I</text:span>mportant aspect of creating a structural hierarchy is the proper use of heading elements.</text:p>
      <text:p text:style-name="P10"/>
      <text:p text:style-name="P11">Heading elements are numbered as h1, h2, h3 <text:span text:style-name="T3">etc.</text:span></text:p>
      <text:p text:style-name="P12">These numbers represent the heading level</text:p>
      <text:p text:style-name="P12"/>
      <text:p text:style-name="P12">h1 being the top-level – comes before all other content, usually used once</text:p>
      <text:p text:style-name="P12">h2 element is your subheading – comes after h1 and possibly introductory text. Having multiple is fine <text:span text:style-name="T4">to delineate different sections of content</text:span></text:p>
      <text:p text:style-name="P13">h3 – continues pattern and comes after h2. `h3` doesn’t come directly after h1, although multiple headings at the same level is fine</text:p>
      <text:p text:style-name="P13"/>
      <text:p text:style-name="P13">Use CSS to style instead of using h1 just for its styling</text:p>
      <text:p text:style-name="P13"/>
      <text:p text:style-name="P13">Using the right hierarchy is important for accessibility</text:p>
      <text:p text:style-name="P13"/>
      <text:p text:style-name="P13">Assistive technologies, like screen readers, rely on the structure of a web page to determine how to parse and announce that web page to the user</text:p>
      <text:p text:style-name="P13"/>
      <text:p text:style-name="P13">Proper structure is also important for SEO</text:p>
      <text:p text:style-name="P13">Search engines use automation to parse the content of your web page and determine when and where it should show up in results</text:p>
      <text:p text:style-name="P13"/>
      <text:p text:style-name="P13">Finally, depending on how incorrect your structure is, your HTML may not even be technically valid</text:p>
      <text:p text:style-name="P13">When this happens, the web browser has to effectively guess what you meant to do.</text:p>
      <text:p text:style-name="P13">And what it guesses might not even be what you want at all</text:p>
      <text:p text:style-name="P6"><text:soft-page-break/></text:p>
      <text:p text:style-name="P5">1.3 What is the difference between Presentational and Semantic HTML</text:p>
      <text:p text:style-name="P5"/>
      <text:p text:style-name="P14">Presentational HTML focuses on the appearance and style of the content</text:p>
      <text:p text:style-name="P14">Many presentational HTML elements are deprecated</text:p>
      <text:p text:style-name="P14"/>
      <text:p text:style-name="P14">`font` element is a deprecated element used to set the font size and color of the text</text:p>
      <text:p text:style-name="P15">It still works but text size and colour should be set in CSS</text:p>
      <text:p text:style-name="P15"/>
      <text:p text:style-name="P15">`center` element is another deprecated element that is used to center the content horizontally within its container</text:p>
      <text:p text:style-name="P15"/>
      <text:p text:style-name="P15">`big` element is another deprecated element. Makes enclosed text one level bigger than its surrounding text</text:p>
      <text:p text:style-name="P15">Again this should only be done with CSS</text:p>
      <text:p text:style-name="P15"/>
      <text:p text:style-name="P15">Semantic HTML is now the recommended practice</text:p>
      <text:p text:style-name="P15">Much easier to read, understand, and maintain.</text:p>
      <text:p text:style-name="P15">Search engines can easily understand your website when you use semantic HTML</text:p>
      <text:p text:style-name="P15">Helpful for accessibility purposes</text:p>
      <text:p text:style-name="P15"/>
      <text:p text:style-name="P15">Examples of semantic HTML elements include:</text:p>
      <text:p text:style-name="P15"/>
      <text:p text:style-name="P15">The `header` element for defining the header of the document, or section.</text:p>
      <text:p text:style-name="P15">The navigation section element, `nav`, for sections with navigation links.</text:p>
      <text:p text:style-name="P15">The `section` element for grouping related information.</text:p>
      <text:p text:style-name="P15">The `figure` element for illustrations and diagrams</text:p>
      <text:p text:style-name="P15"/>
      <text:p text:style-name="P15"/>
      <text:p text:style-name="P6"/>
      <text:p text:style-name="P3">2. Understanding Nuanced Semantic Elements</text:p>
      <text:p text:style-name="P4"/>
      <text:p text:style-name="P5">2.1 When to use Emphasis Element Over the Idiomatic Text Element</text:p>
      <text:p text:style-name="P6"/>
      <text:p text:style-name="P7">The idiomatic text element, `i`, was originally used for presentational purposes to display the text in italics.</text:p>
      <text:p text:style-name="P7"><text:span text:style-name="T5">N</text:span>ow, it is frequently used for highlighting alternative voice or mood, idiomatic terms from another language, technical terms, and thoughts</text:p>
      <text:p text:style-name="P7"/>
      <text:p text:style-name="P16">E.g.</text:p>
      <text:p text:style-name="P16">&lt;p&gt;There is a certain &lt;i lang="fr"&gt;je ne sais quoi&lt;/i&gt; in the air.&lt;/p&gt;</text:p>
      <text:p text:style-name="P16"/>
      <text:p text:style-name="P16">`lang` attribute inside the open `&lt;i&gt;` tag is used to specify the language of the content</text:p>
      <text:p text:style-name="P16">`i` element does not indicate if the text is important or not, it only shows that it's somehow different from the surrounding text</text:p>
      <text:p text:style-name="P16"/>
      <text:p text:style-name="P16">To emphasize the importance of the text, you can use a similar semantic element called the emphasis element, `em`</text:p>
      <text:p text:style-name="P16">Usually recommended if you need to provide more context</text:p>
      <text:p text:style-name="P16"><text:soft-page-break/>Use this element for parts of the text that require a special emphasis compared to surrounding text</text:p>
      <text:p text:style-name="P16">Usually limited to only a few words, because it can alter the meaning of the sentence</text:p>
      <text:p text:style-name="P16"/>
      <text:p text:style-name="P16">E.g.</text:p>
      <text:p text:style-name="P16">&lt;p&gt;</text:p>
      <text:p text:style-name="P16"><text:s text:c="2"/>Never give up on &lt;em&gt;your&lt;/em&gt; dreams.</text:p>
      <text:p text:style-name="P16">&lt;/p&gt;</text:p>
      <text:p text:style-name="P16"/>
      <text:p text:style-name="P16">Even if it looks the same when the text was inside the idiomatic text element, the semantic emphasis element conveys its meaning and importance behind the scenes</text:p>
      <text:p text:style-name="P16"/>
      <text:p text:style-name="P16"><text:span text:style-name="T6">T</text:span>hese elements should not be used for presentational purposes only</text:p>
      <text:p text:style-name="P16"/>
      <text:p text:style-name="P16">If you need to display the text in italics, but the text doesn't have a special purpose, style, or meaning in the paragraph, you should use CSS instead</text:p>
      <text:p text:style-name="P6"/>
      <text:p text:style-name="P5">2.2 When to use Strong Element Over Bring Attention To Element</text:p>
      <text:p text:style-name="P6"/>
      <text:p text:style-name="P7">`bring attention to` element, `b`, is commonly used to highlight keywords in summaries <text:span text:style-name="T7">or product names in reviews</text:span></text:p>
      <text:p text:style-name="P17">Browsers display this text in boldface usually.</text:p>
      <text:p text:style-name="P17"/>
      <text:p text:style-name="P17">Visual emphasis will draw readers attention to the product names</text:p>
      <text:p text:style-name="P17"/>
      <text:p text:style-name="P17">To emphasize the importance of the text, use the strong element instead of the b element</text:p>
      <text:p text:style-name="P17"/>
      <text:p text:style-name="P17">strong is a semantic HTML element</text:p>
      <text:p text:style-name="P17">Emphasizes text that is crucial, or urgent</text:p>
      <text:p text:style-name="P17"/>
      <text:p text:style-name="P17">Visually both are <text:span text:style-name="T8">similar, both are rendered bold by default</text:span></text:p>
      <text:p text:style-name="P17">"bring attention to" element only draws attention to the text, without indicating the higher level of importance</text:p>
      <text:p text:style-name="P18">strong element conveys a sense of importance, or urgency</text:p>
      <text:p text:style-name="P6"/>
      <text:p text:style-name="P5">2.3 What are Description Lists</text:p>
      <text:p text:style-name="P6"/>
      <text:p text:style-name="P7">Description lists are perfect for presenting terms and definitions in an organized and easy-to-read format</text:p>
      <text:p text:style-name="P7">Essentially, when you have two related pieces of information in a key-value pair format, where one acts as a label, the key, and the other acts as additional related information, the value, you can use a description list</text:p>
      <text:p text:style-name="P7"/>
      <text:p text:style-name="P7"/>
      <text:p text:style-name="P7"/>
      <text:p text:style-name="P7"/>
      <text:p text:style-name="P7"/>
      <text:p text:style-name="P7"/>
      <text:p text:style-name="P7"/>
      <text:p text:style-name="P7"/>
      <text:p text:style-name="P7"/>
      <text:p text:style-name="P7"><text:soft-page-break/>This is an example of a description list in HTML with two terms and their corresponding details</text:p>
      <text:p text:style-name="P7"/>
      <text:p text:style-name="P7">&lt;dl&gt;</text:p>
      <text:p text:style-name="P7"><text:s text:c="2"/>&lt;dt&gt;HTML&lt;/dt&gt;</text:p>
      <text:p text:style-name="P7"><text:s text:c="2"/>&lt;dd&gt;HyperText Markup Language&lt;/dd&gt;</text:p>
      <text:p text:style-name="P7"><text:s text:c="2"/>&lt;dt&gt;CSS&lt;/dt&gt;</text:p>
      <text:p text:style-name="P7"><text:s text:c="2"/>&lt;dd&gt;Cascading Style Sheets&lt;/dd&gt;</text:p>
      <text:p text:style-name="P7"><text:s text:c="2"/>&lt;dt&gt;JS&lt;/dt&gt;</text:p>
      <text:p text:style-name="P7"><text:s text:c="2"/>&lt;!-- &lt;dt&gt;JS&lt;/dt&gt;</text:p>
      <text:p text:style-name="P7"><text:s text:c="2"/>&lt;dd&gt;JavaScript&lt;/dd&gt; --&gt;</text:p>
      <text:p text:style-name="P7">&lt;/dl&gt;</text:p>
      <text:p text:style-name="P7"/>
      <text:p text:style-name="P7">You will need three HTML elements to define a description list</text:p>
      <text:p text:style-name="P7"/>
      <text:p text:style-name="P7">First, the description list element, `dl`, which is the container for the entire list</text:p>
      <text:p text:style-name="P7"><text:span text:style-name="T9">W</text:span>raps around all the other elements</text:p>
      <text:p text:style-name="P7"><text:span text:style-name="T9">O</text:span>ne description term element, `dt`, for each term</text:p>
      <text:p text:style-name="P7"><text:span text:style-name="T9">F</text:span>inally, after each term you will find a description details element, `dd`, for the description, or details associated with that term</text:p>
      <text:p text:style-name="P7"/>
      <text:p text:style-name="P7">By default, the descriptions are slightly more indented towards the right to distinguish them visually</text:p>
      <text:p text:style-name="P7"/>
      <text:p text:style-name="P7">Other use cases for description lists include product specifications, frequently asked questions, contact information, and metadata</text:p>
      <text:p text:style-name="P6"/>
      <text:p text:style-name="P3">3. Working with Text and Time Semantic Elements</text:p>
      <text:p text:style-name="P4"/>
      <text:p text:style-name="P19">3.1 Block and Inline Quotes</text:p>
      <text:p text:style-name="P20"/>
      <text:p text:style-name="P21"><text:span text:style-name="T10">Q</text:span>uoted elements are used to distinguish quoted text from the surrounding content</text:p>
      <text:p text:style-name="P21"><text:span text:style-name="T10">G</text:span>ives the quoted text a format that is easy to identify</text:p>
      <text:p text:style-name="P21"/>
      <text:p text:style-name="P21"><text:span text:style-name="T10">U</text:span>se the block quotation element for representing a section quoted from another source</text:p>
      <text:p text:style-name="P22">Mainly used for extended quotations</text:p>
      <text:p text:style-name="P22">If source of quote has an address, cite it with cite attribute</text:p>
      <text:p text:style-name="P22"/>
      <text:p text:style-name="P22">Example of a quote within a block quotation element:</text:p>
      <text:p text:style-name="P22"/>
      <text:p text:style-name="P22">```</text:p>
      <text:p text:style-name="P22">&lt;blockquote cite="https://www.freecodecamp.org/news/learn-to-code-book/"&gt;</text:p>
      <text:p text:style-name="P22"><text:s text:c="2"/>"Can you imagine what it would be like to be a successful developer? To have built software systems that people rely upon?"</text:p>
      <text:p text:style-name="P22">&lt;/blockquote&gt;</text:p>
      <text:p text:style-name="P22">```</text:p>
      <text:p text:style-name="P22"/>
      <text:p text:style-name="P22">Cite attribute doesn't change the presentation of the block quote, it's very helpful for giving screen readers and search engines more information about the quote.</text:p>
      <text:p text:style-name="P22">In the browser, you'll see that the text is slightly indented</text:p>
      <text:p text:style-name="P22"/>
      <text:p text:style-name="P22"/>
      <text:p text:style-name="P22"><text:soft-page-break/>If you want to start and end the block quote with quotation marks, you may need to write them explicitly</text:p>
      <text:p text:style-name="P22"/>
      <text:p text:style-name="P22">You can write the text directly within the block quotation element, like I just did, or wrap it within one or more paragraph elements.</text:p>
      <text:p text:style-name="P22"/>
      <text:p text:style-name="P22">Here's an example with four paragraphs:</text:p>
      <text:p text:style-name="P22"/>
      <text:p text:style-name="P22">```</text:p>
      <text:p text:style-name="P22">&lt;blockquote cite="https://www.freecodecamp.org/news/learn-to-code-book/"&gt;</text:p>
      <text:p text:style-name="P22"><text:s text:c="2"/>&lt;p&gt;Build your projects. Show them to your friends. Build projects for your friends.&lt;/p&gt;</text:p>
      <text:p text:style-name="P22"><text:s text:c="2"/>&lt;p&gt;Build your network. Help the people you meet along the way. What goes around comes around. You'll get what's coming to you.&lt;/p&gt; <text:s text:c="2"/></text:p>
      <text:p text:style-name="P22"><text:s text:c="2"/>&lt;p&gt;It is not too late. Life is long.&lt;/p&gt;</text:p>
      <text:p text:style-name="P22"><text:s text:c="2"/>&lt;p&gt;You will look back on this moment years from now and be glad you made a move.&lt;/p&gt;</text:p>
      <text:p text:style-name="P22">&lt;/blockquote&gt;</text:p>
      <text:p text:style-name="P22">```</text:p>
      <text:p text:style-name="P22"/>
      <text:p text:style-name="P22">If you want to attribute the source visually, you can add a citation element, `cite`, outside of the block quotation element.</text:p>
      <text:p text:style-name="P22"/>
      <text:p text:style-name="P22">This is different from the cite attribute.</text:p>
      <text:p text:style-name="P22"/>
      <text:p text:style-name="P22">The citation element is an HTML element that you can use to mark up the title of a referenced creative work like a book article, song, film, website, or research paper.</text:p>
      <text:p text:style-name="P22"/>
      <text:p text:style-name="P22">Here's an example:</text:p>
      <text:p text:style-name="P22"/>
      <text:p text:style-name="P22">```</text:p>
      <text:p text:style-name="P22">&lt;div&gt;</text:p>
      <text:p text:style-name="P22"><text:s text:c="2"/>&lt;blockquote cite="https://www.freecodecamp.org/news/learn-to-code-book/"&gt;</text:p>
      <text:p text:style-name="P22"><text:s text:c="4"/>Can you imagine what it would be like to be a successful developer? To have built software systems that people rely upon?</text:p>
      <text:p text:style-name="P22"><text:s text:c="2"/>&lt;/blockquote&gt;</text:p>
      <text:p text:style-name="P22"><text:s text:c="2"/>&lt;p&gt;—Quincy Larson, &lt;cite&gt;How to Learn to Code and Get a Developer Job [Full Book].&lt;/cite&gt;&lt;/p&gt;</text:p>
      <text:p text:style-name="P22">&lt;/div&gt;</text:p>
      <text:p text:style-name="P22">```</text:p>
      <text:p text:style-name="P22"/>
      <text:p text:style-name="P23">What's the difference between block quotes and inline quotes?</text:p>
      <text:p text:style-name="P23"/>
      <text:p text:style-name="P23">You should use block quotes for extended quotations from other sources and inline quotes for short quotations from other sources that should be part of existing paragraphs</text:p>
      <text:p text:style-name="P20"/>
      <text:p text:style-name="P5">3.2 Abbreviations</text:p>
      <text:p text:style-name="P5"/>
      <text:p text:style-name="P14"><text:span text:style-name="T11">A</text:span>bbreviation is a shortened form of a word or phrase</text:p>
      <text:p text:style-name="P14"/>
      <text:p text:style-name="P14"><text:span text:style-name="T11">T</text:span>wo common forms of abbreviations: acronyms and initialisms</text:p>
      <text:p text:style-name="P14"/>
      <text:p text:style-name="P14"><text:span text:style-name="T11">A</text:span>cronym is a word formed from the initial letters of a phrase</text:p>
      <text:p text:style-name="P14"><text:soft-page-break/>An initialism is formed from the initial letters of a phrase, with each letter representing the first letter of a word in that phrase</text:p>
      <text:p text:style-name="P14"/>
      <text:p text:style-name="P14">The distinction is acronyms are pronounced as words and initialisms are pronounced as individual letters</text:p>
      <text:p text:style-name="P14"/>
      <text:p text:style-name="P14"><text:span text:style-name="T12">A</text:span>lways explain their full meaning when you use them for the first time</text:p>
      <text:p text:style-name="P14"/>
      <text:p text:style-name="P14">Then you can use the abbreviation element to highlight them and provide more detail</text:p>
      <text:p text:style-name="P14"/>
      <text:p text:style-name="P14">Here's an example where you can see a paragraph with the sentence HTML is the foundation of the web:</text:p>
      <text:p text:style-name="P14"/>
      <text:p text:style-name="P14">```</text:p>
      <text:p text:style-name="P14">&lt;p&gt;&lt;abbr&gt;HTML&lt;/abbr&gt; is the foundation of the web.&lt;/p&gt;</text:p>
      <text:p text:style-name="P14">```</text:p>
      <text:p text:style-name="P14"/>
      <text:p text:style-name="P14">If you want to help users understand what this initialism means, you can show its full form with the `title` attribute</text:p>
      <text:p text:style-name="P14"/>
      <text:p text:style-name="P14">The `title` attribute is optional, but if you decide to include it, it must be a human readable description of the abbreviation, acronym, or initialism</text:p>
      <text:p text:style-name="P14"/>
      <text:p text:style-name="P14">Let's take the same example as before, but add the `title` attribute. It will be HyperText Markup Language, the expanded form of the initialism:</text:p>
      <text:p text:style-name="P14"/>
      <text:p text:style-name="P14">```</text:p>
      <text:p text:style-name="P14">&lt;p&gt;&lt;abbr title="HyperText Markup Language"&gt;HTML&lt;/abbr&gt; is the foundation of the web.&lt;/p&gt;</text:p>
      <text:p text:style-name="P14">```</text:p>
      <text:p text:style-name="P14"/>
      <text:p text:style-name="P14">Usually, the style of the abbreviation element will change when you add this attribute.</text:p>
      <text:p text:style-name="P14">The specific style will depend on the browser.</text:p>
      <text:p text:style-name="P14">Some browsers may display a dotted underline, while others may convert the contents to small caps.</text:p>
      <text:p text:style-name="P14">When the user hovers over the abbreviation, the full form is displayed as a tooltip</text:p>
      <text:p text:style-name="P14"/>
      <text:p text:style-name="P14">While you don't necessarily need to use the abbreviation element for every abbreviation on your web page, it's recommended for those that might be unclear and those that might need additional context</text:p>
      <text:p text:style-name="P6"/>
      <text:p text:style-name="P5">3.3 Addresses</text:p>
      <text:p text:style-name="P6"/>
      <text:p text:style-name="P7">The contact address element is used to represent contact information for a section on a web page</text:p>
      <text:p text:style-name="P7"/>
      <text:p text:style-name="P7">When it comes to building out your website's contact sections, you should use the semantic `address` element over a generic element like a `div`</text:p>
      <text:p text:style-name="P7"/>
      <text:p text:style-name="P7">Here is an example of using the address element for a company contact page:</text:p>
      <text:p text:style-name="P7"/>
      <text:p text:style-name="P7">```</text:p>
      <text:p text:style-name="P7">&lt;address&gt;</text:p>
      <text:p text:style-name="P7"><text:s text:c="2"/>&lt;h2&gt;Company Name&lt;/h2&gt;</text:p>
      <text:p text:style-name="P7"><text:soft-page-break/><text:s text:c="2"/>&lt;p&gt;</text:p>
      <text:p text:style-name="P7"><text:s text:c="4"/>1234 Elm Street&lt;br /&gt;</text:p>
      <text:p text:style-name="P7"><text:s text:c="4"/>Springfield, IL 62701&lt;br /&gt;</text:p>
      <text:p text:style-name="P7"><text:s text:c="4"/>United States</text:p>
      <text:p text:style-name="P7"><text:s text:c="2"/>&lt;/p&gt;</text:p>
      <text:p text:style-name="P7"><text:s text:c="2"/>&lt;p&gt;Phone: &lt;a href="tel:+15555555555"&gt;+1 (555) 555-5555&lt;/a&gt;&lt;/p&gt;</text:p>
      <text:p text:style-name="P7"><text:s text:c="2"/>&lt;p&gt;Email: &lt;a href="mailto:contact@company.com"&gt;contact@company.com&lt;/a&gt;&lt;/p&gt;</text:p>
      <text:p text:style-name="P7">&lt;/address&gt;</text:p>
      <text:p text:style-name="P7">```</text:p>
      <text:p text:style-name="P7"/>
      <text:p text:style-name="P7">For the physical address, the line break element, `br`, is used to show the division between the street name, city, and country.</text:p>
      <text:p text:style-name="P7"/>
      <text:p text:style-name="P7">For the phone number, we have an anchor element with the `href` value set for telephone numbers.</text:p>
      <text:p text:style-name="P7">`The tel:+` value inside the `href` attribute creates a clickable link to initiate a phone call on certain devices that support that</text:p>
      <text:p text:style-name="P7"/>
      <text:p text:style-name="P7">For the email address, another anchor element is used with the `href` value set to a `mailto` link.</text:p>
      <text:p text:style-name="P7">`mailto` links are used in HTML documents to allow users to open a new email within their preferred email client.</text:p>
      <text:p text:style-name="P7"/>
      <text:p text:style-name="P7">One of the downsides of using a mailto link is that users often perceive it as spam.</text:p>
      <text:p text:style-name="P7">Unfortunately, a lot of spammers will use this option to send emails to users.</text:p>
      <text:p text:style-name="P7"/>
      <text:p text:style-name="P5">3.4 Dates and Times</text:p>
      <text:p text:style-name="P5"/>
      <text:p text:style-name="P14">The `time` element is used to represent a specific moment in time</text:p>
      <text:p text:style-name="P14"/>
      <text:p text:style-name="P14">Here is an example using the `time` element to represent twenty hundred hours, or eight PM in the evening.</text:p>
      <text:p text:style-name="P14"/>
      <text:p text:style-name="P14">```</text:p>
      <text:p text:style-name="P14">&lt;p&gt;The reservations are for &lt;time datetime="20:00"&gt;20:00 &lt;/time&gt;&lt;/p&gt;</text:p>
      <text:p text:style-name="P14">```</text:p>
      <text:p text:style-name="P14"/>
      <text:p text:style-name="P14">The `datetime` attribute is used to translate dates and times into a machine-readable format.</text:p>
      <text:p text:style-name="P14"/>
      <text:p text:style-name="P14">This is important, because it helps with search engine results and helps the browser process date and time information more effectively.</text:p>
      <text:p text:style-name="P14"/>
      <text:p text:style-name="P14">The value for the `datetime` attribute must be either a valid year, valid month, valid time, local date, global date, or valid duration string.</text:p>
      <text:p text:style-name="P14"/>
      <text:p text:style-name="P14">Here is another example of using the `time` element to represent a particular date:</text:p>
      <text:p text:style-name="P14"/>
      <text:p text:style-name="P14">```</text:p>
      <text:p text:style-name="P14">&lt;p&gt;</text:p>
      <text:p text:style-name="P14"><text:s text:c="2"/>The graduation will be on &lt;time datetime="2024-06-15T15:00"&gt;June 15&lt;/time&gt;</text:p>
      <text:p text:style-name="P14">&lt;/p&gt;</text:p>
      <text:p text:style-name="P14">```</text:p>
      <text:p text:style-name="P14"/>
      <text:p text:style-name="P14">The value for the `datetime` attribute is in the ISO 8601 format.</text:p>
      <text:p text:style-name="P14"><text:soft-page-break/>ISO 8601 is an international standard to represent dates and times.</text:p>
      <text:p text:style-name="P14"/>
      <text:p text:style-name="P14">The first part of that value is the year, month and day. The capital `T` in the value is a separator between the date and time.</text:p>
      <text:p text:style-name="P14"/>
      <text:p text:style-name="P14">The fifteen hundred hours would be three PM in the afternoon.</text:p>
      <text:p text:style-name="P14"/>
      <text:p text:style-name="P14">Whenever you need to represent events, publication dates, or appointments, it is best to use the time element</text:p>
      <text:p text:style-name="P6"/>
      <text:p text:style-name="P3">4. Working with Specialized Semantic Elements</text:p>
      <text:p text:style-name="P4"/>
      <text:p text:style-name="P24">4.1 Mathematical Equations and Chemical Formulas</text:p>
      <text:p text:style-name="P25"/>
      <text:p text:style-name="P24">4.2 Representing Computer Code</text:p>
      <text:p text:style-name="P25"/>
      <text:p text:style-name="P24">4.3 U, S and Ruby Elements, how they work and use cases</text:p>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2T12:37:22.998626500</meta:creation-date>
    <dc:date>2025-12-13T17:20:40.778312600</dc:date>
    <meta:editing-duration>PT35M57S</meta:editing-duration>
    <meta:editing-cycles>2</meta:editing-cycles>
    <meta:generator>LibreOffice/25.2.7.2$Windows_X86_64 LibreOffice_project/5cbfd1ab6520636bb5f7b99185aa69bd7456825d</meta:generator>
    <meta:document-statistic meta:table-count="0" meta:image-count="0" meta:object-count="0" meta:page-count="8" meta:paragraph-count="201" meta:word-count="2133" meta:character-count="13209" meta:non-whitespace-character-count="11213"/>
  </office:meta>
</office:document-meta>
</file>